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3.851cm"/>
    </style:style>
    <style:style style:name="co13" style:family="table-column">
      <style:table-column-properties fo:break-before="auto" style:column-width="4.191cm"/>
    </style:style>
    <style:style style:name="co14" style:family="table-column">
      <style:table-column-properties fo:break-before="auto" style:column-width="3.773cm"/>
    </style:style>
    <style:style style:name="co15" style:family="table-column">
      <style:table-column-properties fo:break-before="auto" style:column-width="3.667cm"/>
    </style:style>
    <style:style style:name="co16" style:family="table-column">
      <style:table-column-properties fo:break-before="auto" style:column-width="4.165cm"/>
    </style:style>
    <style:style style:name="co17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3.563cm"/>
    </style:style>
    <style:style style:name="co10" style:family="table-column">
      <style:table-column-properties fo:break-before="auto" style:column-width="2.279cm"/>
    </style:style>
    <style:style style:name="co11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4.611cm"/>
    </style:style>
    <style:style style:name="co19" style:family="table-column">
      <style:table-column-properties fo:break-before="auto" style:column-width="4.925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4.087cm"/>
    </style:style>
    <style:style style:name="co22" style:family="table-column">
      <style:table-column-properties fo:break-before="auto" style:column-width="4.06cm"/>
    </style:style>
    <style:style style:name="co23" style:family="table-column">
      <style:table-column-properties fo:break-before="auto" style:column-width="4.637cm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0"/>
    <style:style style:name="ce26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104"/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2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2"/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0"/>
    <style:style style:name="ce13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04"/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2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2"/>
    <style:style style:name="ce8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  <style:style style:name="gr2" style:family="graphic">
      <style:graphic-properties draw:fill-color="#dd6513" draw:ole-draw-aspect="1"/>
    </style:style>
    <style:style style:name="P1" style:family="paragraph">
      <loext:graphic-properties draw:fill-color="#dd6513"/>
    </style:style>
  </office:automatic-styles>
  <office:body>
    <office:spreadsheet>
      <table:calculation-settings table:automatic-find-labels="false" table:use-regular-expressions="false" table:use-wildcards="true"/>
      <table:table table:name="Alexa" table:style-name="ta3">
        <table:table-column table:style-name="co1" table:default-cell-style-name="ce12"/>
        <table:table-column table:style-name="co2" table:default-cell-style-name="ce14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" table:default-cell-style-name="ce21"/>
        <table:table-column table:style-name="co2" table:number-columns-repeated="1012" table:default-cell-style-name="ce12"/>
        <table:table-row table:style-name="ro1">
          <table:table-cell table:style-name="ce11" office:value-type="string" calcext:value-type="string">
            <text:p>User</text:p>
          </table:table-cell>
          <table:table-cell table:style-name="ce13" office:value-type="string" calcext:value-type="string">
            <text:p>Tempo</text:p>
          </table:table-cell>
          <table:table-cell table:style-name="ce11" table:number-columns-repeated="3"/>
          <table:table-cell table:style-name="ce11" office:value-type="string" calcext:value-type="string">
            <text:p>Carico Mentale</text:p>
          </table:table-cell>
          <table:table-cell table:style-name="ce11" office:value-type="string" calcext:value-type="string">
            <text:p>Carico di Prestazione</text:p>
          </table:table-cell>
          <table:table-cell table:style-name="ce11" office:value-type="string" calcext:value-type="string">
            <text:p>Domanda Temporale</text:p>
          </table:table-cell>
          <table:table-cell table:style-name="ce11" office:value-type="string" calcext:value-type="string">
            <text:p>Sforzo percettivo</text:p>
          </table:table-cell>
          <table:table-cell table:style-name="ce11" office:value-type="string" calcext:value-type="string">
            <text:p>Sforzo di Frustrazione</text:p>
          </table:table-cell>
          <table:table-cell table:style-name="ce11" office:value-type="string" calcext:value-type="string">
            <text:p>Livello di Competenza 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Giorgio</text:p>
          </table:table-cell>
          <table:table-cell table:style-name="ce13" office:value-type="time" office:time-value="PT00H11M20S" calcext:value-type="time">
            <text:p>11:20,0</text:p>
          </table:table-cell>
          <table:table-cell table:style-name="ce11" table:number-columns-repeated="3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5" table:formula="of:=SUM([.F2:.K2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6" office:value-type="float" office:value="70" calcext:value-type="float">
            <text:p>7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30" table:formula="of:=([.F3]*[.F2])/15" office:value-type="float" office:value="23.3333333333333" calcext:value-type="float">
            <text:p>23,3333333333333</text:p>
          </table:table-cell>
          <table:table-cell table:style-name="ce18" table:formula="of:=([.G3]*[.G2])/15" office:value-type="float" office:value="16" calcext:value-type="float">
            <text:p>16</text:p>
          </table:table-cell>
          <table:table-cell table:style-name="ce18" table:formula="of:=([.H3]*[.H2])/15" office:value-type="float" office:value="8" calcext:value-type="float">
            <text:p>8</text:p>
          </table:table-cell>
          <table:table-cell table:style-name="ce18" table:formula="of:=([.I3]*[.I2])/15" office:value-type="float" office:value="5.33333333333333" calcext:value-type="float">
            <text:p>5,33333333333333</text:p>
          </table:table-cell>
          <table:table-cell table:style-name="ce18" table:formula="of:=([.J3]*[.J2])/15" office:value-type="float" office:value="8" calcext:value-type="float">
            <text:p>8</text:p>
          </table:table-cell>
          <table:table-cell table:style-name="ce18" table:formula="of:=([.K3]*[.K2])/15" office:value-type="float" office:value="0" calcext:value-type="float">
            <text:p>0</text:p>
          </table:table-cell>
          <table:table-cell table:style-name="ce20" table:formula="of:=SUM([.F4:.K4])" office:value-type="float" office:value="60.6666666666667" calcext:value-type="float">
            <text:p>60,67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Chiara Rita</text:p>
          </table:table-cell>
          <table:table-cell table:style-name="ce13" office:value-type="time" office:time-value="PT00H10M55S" calcext:value-type="time">
            <text:p>10:55,0</text:p>
          </table:table-cell>
          <table:table-cell table:style-name="ce11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5" table:formula="of:=SUM([.F6:.K6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50" calcext:value-type="float">
            <text:p>50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30" table:formula="of:=([.F7]*[.F6])/15" office:value-type="float" office:value="2.66666666666667" calcext:value-type="float">
            <text:p>2,66666666666667</text:p>
          </table:table-cell>
          <table:table-cell table:style-name="ce18" table:formula="of:=([.G7]*[.G6])/15" office:value-type="float" office:value="14" calcext:value-type="float">
            <text:p>14</text:p>
          </table:table-cell>
          <table:table-cell table:style-name="ce18" table:formula="of:=([.H7]*[.H6])/15" office:value-type="float" office:value="38" calcext:value-type="float">
            <text:p>38</text:p>
          </table:table-cell>
          <table:table-cell table:style-name="ce18" table:formula="of:=([.I7]*[.I6])/15" office:value-type="float" office:value="18" calcext:value-type="float">
            <text:p>18</text:p>
          </table:table-cell>
          <table:table-cell table:style-name="ce18" table:formula="of:=([.J7]*[.J6])/15" office:value-type="float" office:value="9.33333333333333" calcext:value-type="float">
            <text:p>9,33333333333333</text:p>
          </table:table-cell>
          <table:table-cell table:style-name="ce18" table:formula="of:=([.K7]*[.K6])/15" office:value-type="float" office:value="0" calcext:value-type="float">
            <text:p>0</text:p>
          </table:table-cell>
          <table:table-cell table:style-name="ce20" table:formula="of:=SUM([.F8:.K8])" office:value-type="float" office:value="82" calcext:value-type="float">
            <text:p>82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Margherita</text:p>
          </table:table-cell>
          <table:table-cell table:style-name="ce13" office:value-type="time" office:time-value="PT00H11M50S" calcext:value-type="time">
            <text:p>11:50,0</text:p>
          </table:table-cell>
          <table:table-cell table:style-name="ce11" table:number-columns-repeated="3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table:formula="of:=SUM([.F10:.K10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2"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30" table:formula="of:=([.F11]*[.F10])/15" office:value-type="float" office:value="6.66666666666667" calcext:value-type="float">
            <text:p>6,66666666666667</text:p>
          </table:table-cell>
          <table:table-cell table:style-name="ce18" table:formula="of:=([.G11]*[.G10])/15" office:value-type="float" office:value="12" calcext:value-type="float">
            <text:p>12</text:p>
          </table:table-cell>
          <table:table-cell table:style-name="ce18" table:formula="of:=([.H11]*[.H10])/15" office:value-type="float" office:value="0" calcext:value-type="float">
            <text:p>0</text:p>
          </table:table-cell>
          <table:table-cell table:style-name="ce18" table:formula="of:=([.I11]*[.I10])/15" office:value-type="float" office:value="2.66666666666667" calcext:value-type="float">
            <text:p>2,66666666666667</text:p>
          </table:table-cell>
          <table:table-cell table:style-name="ce18" table:formula="of:=([.J11]*[.J10])/15" office:value-type="float" office:value="4" calcext:value-type="float">
            <text:p>4</text:p>
          </table:table-cell>
          <table:table-cell table:style-name="ce18" table:formula="of:=([.K11]*[.K10])/15" office:value-type="float" office:value="8" calcext:value-type="float">
            <text:p>8</text:p>
          </table:table-cell>
          <table:table-cell table:style-name="ce20" table:formula="of:=SUM([.F12:.K12])" office:value-type="float" office:value="33.3333333333333" calcext:value-type="float">
            <text:p>33,33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Maddalena</text:p>
          </table:table-cell>
          <table:table-cell table:style-name="ce13" office:value-type="time" office:time-value="PT00H15M20S" calcext:value-type="time">
            <text:p>15:20,0</text:p>
          </table:table-cell>
          <table:table-cell table:style-name="ce11" table:number-columns-repeated="3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5" table:formula="of:=SUM([.F14:.K14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number-columns-repeated="2" table:style-name="ce16" office:value-type="float" office:value="42" calcext:value-type="float">
            <text:p>4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30" table:formula="of:=([.F15]*[.F14])/15" office:value-type="float" office:value="11.2" calcext:value-type="float">
            <text:p>11,2</text:p>
          </table:table-cell>
          <table:table-cell table:style-name="ce18" table:formula="of:=([.G15]*[.G14])/15" office:value-type="float" office:value="2.8" calcext:value-type="float">
            <text:p>2,8</text:p>
          </table:table-cell>
          <table:table-cell table:style-name="ce18" table:formula="of:=([.H15]*[.H14])/15" office:value-type="float" office:value="5.33333333333333" calcext:value-type="float">
            <text:p>5,33333333333333</text:p>
          </table:table-cell>
          <table:table-cell table:style-name="ce18" table:formula="of:=([.I15]*[.I14])/15" office:value-type="float" office:value="8" calcext:value-type="float">
            <text:p>8</text:p>
          </table:table-cell>
          <table:table-cell table:style-name="ce18" table:formula="of:=([.J15]*[.J14])/15" office:value-type="float" office:value="5.06666666666667" calcext:value-type="float">
            <text:p>5,06666666666667</text:p>
          </table:table-cell>
          <table:table-cell table:style-name="ce18" table:formula="of:=([.K15]*[.K14])/15" office:value-type="float" office:value="0" calcext:value-type="float">
            <text:p>0</text:p>
          </table:table-cell>
          <table:table-cell table:style-name="ce20" table:formula="of:=SUM([.F16:.K16])" office:value-type="float" office:value="32.4" calcext:value-type="float">
            <text:p>32,4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Elena</text:p>
          </table:table-cell>
          <table:table-cell table:style-name="ce13" office:value-type="time" office:time-value="PT00H07M19S" calcext:value-type="time">
            <text:p>07:19,0</text:p>
          </table:table-cell>
          <table:table-cell table:style-name="ce11" table:number-columns-repeated="3"/>
          <table:table-cell table:style-name="ce16" office:value-type="float" office:value="4" calcext:value-type="float">
            <text:p>4</text:p>
          </table:table-cell>
          <table:table-cell table:number-columns-repeated="3"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5" table:formula="of:=SUM([.F18:.K18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30" table:formula="of:=([.F19]*[.F18])/15" office:value-type="float" office:value="14.6666666666667" calcext:value-type="float">
            <text:p>14,6666666666667</text:p>
          </table:table-cell>
          <table:table-cell table:style-name="ce18" table:formula="of:=([.G19]*[.G18])/15" office:value-type="float" office:value="7" calcext:value-type="float">
            <text:p>7</text:p>
          </table:table-cell>
          <table:table-cell table:style-name="ce18" table:formula="of:=([.H19]*[.H18])/15" office:value-type="float" office:value="5" calcext:value-type="float">
            <text:p>5</text:p>
          </table:table-cell>
          <table:table-cell table:style-name="ce18" table:formula="of:=([.I19]*[.I18])/15" office:value-type="float" office:value="3" calcext:value-type="float">
            <text:p>3</text:p>
          </table:table-cell>
          <table:table-cell table:style-name="ce18" table:formula="of:=([.J19]*[.J18])/15" office:value-type="float" office:value="0" calcext:value-type="float">
            <text:p>0</text:p>
          </table:table-cell>
          <table:table-cell table:style-name="ce18" table:formula="of:=([.K19]*[.K18])/15" office:value-type="float" office:value="3.33333333333333" calcext:value-type="float">
            <text:p>3,33333333333333</text:p>
          </table:table-cell>
          <table:table-cell table:style-name="ce20" table:formula="of:=SUM([.F20:.K20])" office:value-type="float" office:value="33" calcext:value-type="float">
            <text:p>33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Clarissa</text:p>
          </table:table-cell>
          <table:table-cell table:style-name="ce13" office:value-type="time" office:time-value="PT00H09M47S" calcext:value-type="time">
            <text:p>09:47,0</text:p>
          </table:table-cell>
          <table:table-cell table:style-name="ce11" table:number-columns-repeated="3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table:formula="of:=SUM([.F22:.K22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6" office:value-type="float" office:value="35" calcext:value-type="float">
            <text:p>35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number-columns-repeated="2" table:style-name="ce16" office:value-type="float" office:value="20" calcext:value-type="float">
            <text:p>20</text:p>
          </table:table-cell>
          <table:table-cell table:style-name="ce16" office:value-type="float" office:value="80" calcext:value-type="float">
            <text:p>80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30" table:formula="of:=([.F23]*[.F22])/15" office:value-type="float" office:value="7" calcext:value-type="float">
            <text:p>7</text:p>
          </table:table-cell>
          <table:table-cell table:style-name="ce18" table:formula="of:=([.G23]*[.G22])/15" office:value-type="float" office:value="4" calcext:value-type="float">
            <text:p>4</text:p>
          </table:table-cell>
          <table:table-cell table:style-name="ce18" table:formula="of:=([.H23]*[.H22])/15" office:value-type="float" office:value="8" calcext:value-type="float">
            <text:p>8</text:p>
          </table:table-cell>
          <table:table-cell table:style-name="ce18" table:formula="of:=([.I23]*[.I22])/15" office:value-type="float" office:value="4" calcext:value-type="float">
            <text:p>4</text:p>
          </table:table-cell>
          <table:table-cell table:style-name="ce18" table:formula="of:=([.J23]*[.J22])/15" office:value-type="float" office:value="1.33333333333333" calcext:value-type="float">
            <text:p>1,33333333333333</text:p>
          </table:table-cell>
          <table:table-cell table:style-name="ce18" table:formula="of:=([.K23]*[.K22])/15" office:value-type="float" office:value="10.6666666666667" calcext:value-type="float">
            <text:p>10,6666666666667</text:p>
          </table:table-cell>
          <table:table-cell table:style-name="ce20" table:formula="of:=SUM([.F24:.K24])" office:value-type="float" office:value="35" calcext:value-type="float">
            <text:p>3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Ilaria</text:p>
          </table:table-cell>
          <table:table-cell table:style-name="ce13" office:value-type="time" office:time-value="PT00H11M27S" calcext:value-type="time">
            <text:p>11:27,0</text:p>
          </table:table-cell>
          <table:table-cell table:style-name="ce11"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table:formula="of:=SUM([.F26:.K26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27]*[.F26])/15" office:value-type="float" office:value="12" calcext:value-type="float">
            <text:p>12</text:p>
          </table:table-cell>
          <table:table-cell table:style-name="ce18" table:formula="of:=([.G27]*[.G26])/15" office:value-type="float" office:value="26.6666666666667" calcext:value-type="float">
            <text:p>26,6666666666667</text:p>
          </table:table-cell>
          <table:table-cell table:style-name="ce18" table:formula="of:=([.H27]*[.H26])/15" office:value-type="float" office:value="9.33333333333333" calcext:value-type="float">
            <text:p>9,33333333333333</text:p>
          </table:table-cell>
          <table:table-cell table:style-name="ce18" table:formula="of:=([.I27]*[.I26])/15" office:value-type="float" office:value="1.33333333333333" calcext:value-type="float">
            <text:p>1,33333333333333</text:p>
          </table:table-cell>
          <table:table-cell table:style-name="ce18" table:formula="of:=([.J27]*[.J26])/15" office:value-type="float" office:value="20" calcext:value-type="float">
            <text:p>20</text:p>
          </table:table-cell>
          <table:table-cell table:style-name="ce18" table:formula="of:=([.K27]*[.K26])/15" office:value-type="float" office:value="0.133333333333333" calcext:value-type="float">
            <text:p>0,133333333333333</text:p>
          </table:table-cell>
          <table:table-cell table:style-name="ce20" table:formula="of:=SUM([.F28:.K28])" office:value-type="float" office:value="69.4666666666667" calcext:value-type="float">
            <text:p>69,47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Marco</text:p>
          </table:table-cell>
          <table:table-cell table:style-name="ce13" office:value-type="time" office:time-value="PT00H10M56S" calcext:value-type="time">
            <text:p>10:56,0</text:p>
          </table:table-cell>
          <table:table-cell table:style-name="ce11" table:number-columns-repeated="3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5" table:formula="of:=SUM([.F30:.K30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0" calcext:value-type="float">
            <text:p>50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31]*[.F30])/15" office:value-type="float" office:value="2" calcext:value-type="float">
            <text:p>2</text:p>
          </table:table-cell>
          <table:table-cell table:style-name="ce18" table:formula="of:=([.G31]*[.G30])/15" office:value-type="float" office:value="1.33333333333333" calcext:value-type="float">
            <text:p>1,33333333333333</text:p>
          </table:table-cell>
          <table:table-cell table:style-name="ce18" table:formula="of:=([.H31]*[.H30])/15" office:value-type="float" office:value="37.3333333333333" calcext:value-type="float">
            <text:p>37,3333333333333</text:p>
          </table:table-cell>
          <table:table-cell table:style-name="ce18" table:formula="of:=([.I31]*[.I30])/15" office:value-type="float" office:value="9.33333333333333" calcext:value-type="float">
            <text:p>9,33333333333333</text:p>
          </table:table-cell>
          <table:table-cell table:style-name="ce18" table:formula="of:=([.J31]*[.J30])/15" office:value-type="float" office:value="0" calcext:value-type="float">
            <text:p>0</text:p>
          </table:table-cell>
          <table:table-cell table:style-name="ce18" table:formula="of:=([.K31]*[.K30])/15" office:value-type="float" office:value="6.66666666666667" calcext:value-type="float">
            <text:p>6,66666666666667</text:p>
          </table:table-cell>
          <table:table-cell table:style-name="ce20" table:formula="of:=SUM([.F32:.K32])" office:value-type="float" office:value="56.6666666666667" calcext:value-type="float">
            <text:p>56,67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Alberto F.</text:p>
          </table:table-cell>
          <table:table-cell table:style-name="ce13" office:value-type="time" office:time-value="PT00H11M41S" calcext:value-type="time">
            <text:p>11:41,0</text:p>
          </table:table-cell>
          <table:table-cell table:style-name="ce11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table:formula="of:=SUM([.F34:.K34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35]*[.F34])/15" office:value-type="float" office:value="0" calcext:value-type="float">
            <text:p>0</text:p>
          </table:table-cell>
          <table:table-cell table:style-name="ce18" table:formula="of:=([.G35]*[.G34])/15" office:value-type="float" office:value="1.33333333333333" calcext:value-type="float">
            <text:p>1,33333333333333</text:p>
          </table:table-cell>
          <table:table-cell table:style-name="ce18" table:formula="of:=([.H35]*[.H34])/15" office:value-type="float" office:value="3.33333333333333" calcext:value-type="float">
            <text:p>3,33333333333333</text:p>
          </table:table-cell>
          <table:table-cell table:style-name="ce18" table:formula="of:=([.I35]*[.I34])/15" office:value-type="float" office:value="18" calcext:value-type="float">
            <text:p>18</text:p>
          </table:table-cell>
          <table:table-cell table:style-name="ce18" table:formula="of:=([.J35]*[.J34])/15" office:value-type="float" office:value="1.33333333333333" calcext:value-type="float">
            <text:p>1,33333333333333</text:p>
          </table:table-cell>
          <table:table-cell table:style-name="ce18" table:formula="of:=([.K35]*[.K34])/15" office:value-type="float" office:value="2.66666666666667" calcext:value-type="float">
            <text:p>2,66666666666667</text:p>
          </table:table-cell>
          <table:table-cell table:style-name="ce20" table:formula="of:=SUM([.F36:.K36])" office:value-type="float" office:value="26.6666666666667" calcext:value-type="float">
            <text:p>26,67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Stefano</text:p>
          </table:table-cell>
          <table:table-cell table:style-name="ce13" office:value-type="time" office:time-value="PT00H10M07S" calcext:value-type="time">
            <text:p>10:07,0</text:p>
          </table:table-cell>
          <table:table-cell table:style-name="ce11" table:number-columns-repeated="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15" table:formula="of:=SUM([.F38:.K38])" office:value-type="float" office:value="15" calcext:value-type="float">
            <text:p>15,0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39]*[.F38])/15" office:value-type="float" office:value="10" calcext:value-type="float">
            <text:p>10</text:p>
          </table:table-cell>
          <table:table-cell table:style-name="ce18" table:formula="of:=([.G39]*[.G38])/15" office:value-type="float" office:value="0" calcext:value-type="float">
            <text:p>0</text:p>
          </table:table-cell>
          <table:table-cell table:style-name="ce18" table:formula="of:=([.H39]*[.H38])/15" office:value-type="float" office:value="39.6666666666667" calcext:value-type="float">
            <text:p>39,6666666666667</text:p>
          </table:table-cell>
          <table:table-cell table:style-name="ce18" table:formula="of:=([.I39]*[.I38])/15" office:value-type="float" office:value="13" calcext:value-type="float">
            <text:p>13</text:p>
          </table:table-cell>
          <table:table-cell table:style-name="ce18" table:formula="of:=([.J39]*[.J38])/15" office:value-type="float" office:value="4" calcext:value-type="float">
            <text:p>4</text:p>
          </table:table-cell>
          <table:table-cell table:style-name="ce18" table:formula="of:=([.K39]*[.K38])/15" office:value-type="float" office:value="4.66666666666667" calcext:value-type="float">
            <text:p>4,66666666666667</text:p>
          </table:table-cell>
          <table:table-cell table:style-name="ce20" table:formula="of:=SUM([.F40:.K40])[.F46]" office:value-type="string" office:string-value="" calcext:value-type="error">
            <text:p>Err:509</text:p>
          </table:table-cell>
          <table:table-cell table:style-name="ce11"/>
          <table:table-cell table:number-columns-repeated="1011"/>
        </table:table-row>
        <table:table-row table:style-name="ro1" table:number-rows-repeated="2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>
          <table:table-cell table:style-name="ce11" office:value-type="string" calcext:value-type="string">
            <text:p>T MEDIO</text:p>
          </table:table-cell>
          <table:table-cell table:style-name="ce13" table:formula="of:=AVERAGE([.B38];[.B34];[.B30];[.B26];[.B22];[.B18];[.B14];[.B10];[.B6];[.B2])" office:value-type="time" office:time-value="PT00H11M04.2S" calcext:value-type="time">
            <text:p>11:04,2</text:p>
          </table:table-cell>
          <table:table-cell table:style-name="ce15"/>
          <table:table-cell table:style-name="ce11" table:number-columns-repeated="7"/>
          <table:table-cell table:style-name="ce11" office:value-type="string" calcext:value-type="string">
            <text:p>MEDIA</text:p>
          </table:table-cell>
          <table:table-cell table:style-name="ce15" table:formula="of:=AVERAGE([.L32];[.L36];[.L40];[.L28];[.L24];[.L20];[.L16];[.L12];[.L8];[.L4])" office:value-type="string" office:string-value="" calcext:value-type="error">
            <text:p>Err:509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style-name="ce11"/>
          <table:table-cell table:number-columns-repeated="101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sion" table:style-name="ta2">
        <table:table-column table:style-name="co1" table:default-cell-style-name="ce12"/>
        <table:table-column table:style-name="co1" table:default-cell-style-name="ce14"/>
        <table:table-column table:style-name="co1" table:number-columns-repeated="3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" table:default-cell-style-name="ce21"/>
        <table:table-column table:style-name="co2" table:number-columns-repeated="1012" table:default-cell-style-name="ce12"/>
        <table:table-row table:style-name="ro1">
          <table:table-cell table:style-name="ce11" office:value-type="string" calcext:value-type="string">
            <text:p>User</text:p>
          </table:table-cell>
          <table:table-cell table:style-name="ce13" office:value-type="string" calcext:value-type="string">
            <text:p>Tempo</text:p>
          </table:table-cell>
          <table:table-cell table:style-name="ce11" table:number-columns-repeated="3"/>
          <table:table-cell table:style-name="ce11" office:value-type="string" calcext:value-type="string">
            <text:p>Carico Mentale</text:p>
          </table:table-cell>
          <table:table-cell table:style-name="ce11" office:value-type="string" calcext:value-type="string">
            <text:p>Carico di Prestazione</text:p>
          </table:table-cell>
          <table:table-cell table:style-name="ce11" office:value-type="string" calcext:value-type="string">
            <text:p>Domanda Temporale</text:p>
          </table:table-cell>
          <table:table-cell table:style-name="ce11" office:value-type="string" calcext:value-type="string">
            <text:p>Sforzo percettivo</text:p>
          </table:table-cell>
          <table:table-cell table:style-name="ce11" office:value-type="string" calcext:value-type="string">
            <text:p>Sforzo di Frustrazione</text:p>
          </table:table-cell>
          <table:table-cell table:style-name="ce11" office:value-type="string" calcext:value-type="string">
            <text:p>Livello di Competenza 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Nicola</text:p>
          </table:table-cell>
          <table:table-cell table:style-name="ce13" office:value-type="time" office:time-value="PT00H08M30S" calcext:value-type="time">
            <text:p>08:30,0</text:p>
          </table:table-cell>
          <table:table-cell table:style-name="ce11" table:number-columns-repeated="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5" table:formula="of:=SUM([.F2:.K2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3]*[.F2])/15" office:value-type="float" office:value="2" calcext:value-type="float">
            <text:p>2</text:p>
          </table:table-cell>
          <table:table-cell table:style-name="ce18" table:formula="of:=([.G3]*[.G2])/15" office:value-type="float" office:value="2.66666666666667" calcext:value-type="float">
            <text:p>2,66666666666667</text:p>
          </table:table-cell>
          <table:table-cell table:style-name="ce18" table:formula="of:=([.H3]*[.H2])/15" office:value-type="float" office:value="14" calcext:value-type="float">
            <text:p>14</text:p>
          </table:table-cell>
          <table:table-cell table:style-name="ce18" table:formula="of:=([.I3]*[.I2])/15" office:value-type="float" office:value="0.666666666666667" calcext:value-type="float">
            <text:p>0,666666666666667</text:p>
          </table:table-cell>
          <table:table-cell table:style-name="ce18" table:formula="of:=([.J3]*[.J2])/15" office:value-type="float" office:value="1.33333333333333" calcext:value-type="float">
            <text:p>1,33333333333333</text:p>
          </table:table-cell>
          <table:table-cell table:style-name="ce18" table:formula="of:=([.K3]*[.K2])/15" office:value-type="float" office:value="0" calcext:value-type="float">
            <text:p>0</text:p>
          </table:table-cell>
          <table:table-cell table:style-name="ce20" table:formula="of:=SUM([.F4:.K4])" office:value-type="float" office:value="20.6666666666667" calcext:value-type="float">
            <text:p>20,67</text:p>
          </table:table-cell>
          <table:table-cell table:number-columns-repeated="1012"/>
        </table:table-row>
        <table:table-row table:style-name="ro1" table:number-rows-repeated="3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Fausto</text:p>
          </table:table-cell>
          <table:table-cell table:style-name="ce13" office:value-type="time" office:time-value="PT00H07M50S" calcext:value-type="time">
            <text:p>07:50,0</text:p>
          </table:table-cell>
          <table:table-cell table:style-name="ce11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 table:formula="of:=SUM([.F8:.K8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9]*[.F8])/15" office:value-type="float" office:value="0" calcext:value-type="float">
            <text:p>0</text:p>
          </table:table-cell>
          <table:table-cell table:style-name="ce18" table:formula="of:=([.G9]*[.G8])/15" office:value-type="float" office:value="0.666666666666667" calcext:value-type="float">
            <text:p>0,666666666666667</text:p>
          </table:table-cell>
          <table:table-cell table:style-name="ce18" table:formula="of:=([.H9]*[.H8])/15" office:value-type="float" office:value="5.33333333333333" calcext:value-type="float">
            <text:p>5,33333333333333</text:p>
          </table:table-cell>
          <table:table-cell table:style-name="ce18" table:formula="of:=([.I9]*[.I8])/15" office:value-type="float" office:value="4" calcext:value-type="float">
            <text:p>4</text:p>
          </table:table-cell>
          <table:table-cell table:style-name="ce18" table:formula="of:=([.J9]*[.J8])/15" office:value-type="float" office:value="5.66666666666667" calcext:value-type="float">
            <text:p>5,66666666666667</text:p>
          </table:table-cell>
          <table:table-cell table:style-name="ce18" table:formula="of:=([.K9]*[.K8])/15" office:value-type="float" office:value="0" calcext:value-type="float">
            <text:p>0</text:p>
          </table:table-cell>
          <table:table-cell table:style-name="ce20" table:formula="of:=SUM([.F10:.K10])" office:value-type="float" office:value="15.6666666666667" calcext:value-type="float">
            <text:p>15,67</text:p>
          </table:table-cell>
          <table:table-cell table:number-columns-repeated="1012"/>
        </table:table-row>
        <table:table-row table:style-name="ro1" table:number-rows-repeated="3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Filippo</text:p>
          </table:table-cell>
          <table:table-cell table:style-name="ce13" office:value-type="time" office:time-value="PT00H09M30S" calcext:value-type="time">
            <text:p>09:30,0</text:p>
          </table:table-cell>
          <table:table-cell table:style-name="ce11"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5" table:formula="of:=SUM([.F14:.K14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0" calcext:value-type="float">
            <text:p>8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15]*[.F14])/15" office:value-type="float" office:value="8" calcext:value-type="float">
            <text:p>8</text:p>
          </table:table-cell>
          <table:table-cell table:style-name="ce18" table:formula="of:=([.G15]*[.G14])/15" office:value-type="float" office:value="3.33333333333333" calcext:value-type="float">
            <text:p>3,33333333333333</text:p>
          </table:table-cell>
          <table:table-cell table:style-name="ce18" table:formula="of:=([.H15]*[.H14])/15" office:value-type="float" office:value="10.6666666666667" calcext:value-type="float">
            <text:p>10,6666666666667</text:p>
          </table:table-cell>
          <table:table-cell table:style-name="ce18" table:formula="of:=([.I15]*[.I14])/15" office:value-type="float" office:value="0" calcext:value-type="float">
            <text:p>0</text:p>
          </table:table-cell>
          <table:table-cell table:style-name="ce18" table:formula="of:=([.J15]*[.J14])/15" office:value-type="float" office:value="1.33333333333333" calcext:value-type="float">
            <text:p>1,33333333333333</text:p>
          </table:table-cell>
          <table:table-cell table:style-name="ce18" table:formula="of:=([.K15]*[.K14])/15" office:value-type="float" office:value="5.33333333333333" calcext:value-type="float">
            <text:p>5,33333333333333</text:p>
          </table:table-cell>
          <table:table-cell table:style-name="ce20" table:formula="of:=SUM([.F16:.K16])" office:value-type="float" office:value="28.6666666666667" calcext:value-type="float">
            <text:p>28,67</text:p>
          </table:table-cell>
          <table:table-cell table:number-columns-repeated="1012"/>
        </table:table-row>
        <table:table-row table:style-name="ro1" table:number-rows-repeated="2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Marta</text:p>
          </table:table-cell>
          <table:table-cell table:style-name="ce13" office:value-type="time" office:time-value="PT00H06M50S" calcext:value-type="time">
            <text:p>06:50,0</text:p>
          </table:table-cell>
          <table:table-cell table:style-name="ce11"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5" table:formula="of:=SUM([.F19:.K19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18" office:value-type="float" office:value="20" calcext:value-type="float">
            <text:p>2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20]*[.F19])/15" office:value-type="float" office:value="10.6666666666667" calcext:value-type="float">
            <text:p>10,6666666666667</text:p>
          </table:table-cell>
          <table:table-cell table:style-name="ce18" table:formula="of:=([.G20]*[.G19])/15" office:value-type="float" office:value="10" calcext:value-type="float">
            <text:p>10</text:p>
          </table:table-cell>
          <table:table-cell table:style-name="ce18" table:formula="of:=([.H20]*[.H19])/15" office:value-type="float" office:value="2.66666666666667" calcext:value-type="float">
            <text:p>2,66666666666667</text:p>
          </table:table-cell>
          <table:table-cell table:style-name="ce18" table:formula="of:=([.I20]*[.I19])/15" office:value-type="float" office:value="6.66666666666667" calcext:value-type="float">
            <text:p>6,66666666666667</text:p>
          </table:table-cell>
          <table:table-cell table:style-name="ce18" table:formula="of:=([.J20]*[.J19])/15" office:value-type="float" office:value="4" calcext:value-type="float">
            <text:p>4</text:p>
          </table:table-cell>
          <table:table-cell table:style-name="ce18" table:formula="of:=([.K20]*[.K19])/15" office:value-type="float" office:value="0" calcext:value-type="float">
            <text:p>0</text:p>
          </table:table-cell>
          <table:table-cell table:style-name="ce20" table:formula="of:=SUM([.F21:.K21])" office:value-type="float" office:value="34" calcext:value-type="float">
            <text:p>34,00</text:p>
          </table:table-cell>
          <table:table-cell table:number-columns-repeated="1012"/>
        </table:table-row>
        <table:table-row table:style-name="ro1" table:number-rows-repeated="2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Matilda</text:p>
          </table:table-cell>
          <table:table-cell table:style-name="ce13" office:value-type="time" office:time-value="PT00H08M00S" calcext:value-type="time">
            <text:p>08:00,0</text:p>
          </table:table-cell>
          <table:table-cell table:style-name="ce11" table:number-columns-repeated="3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table:formula="of:=SUM([.F24:.K24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float" office:value="40" calcext:value-type="float">
            <text:p>4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25]*[.F24])/15" office:value-type="float" office:value="8" calcext:value-type="float">
            <text:p>8</text:p>
          </table:table-cell>
          <table:table-cell table:style-name="ce18" table:formula="of:=([.G25]*[.G24])/15" office:value-type="float" office:value="4" calcext:value-type="float">
            <text:p>4</text:p>
          </table:table-cell>
          <table:table-cell table:style-name="ce18" table:formula="of:=([.H25]*[.H24])/15" office:value-type="float" office:value="5.33333333333333" calcext:value-type="float">
            <text:p>5,33333333333333</text:p>
          </table:table-cell>
          <table:table-cell table:style-name="ce18" table:formula="of:=([.I25]*[.I24])/15" office:value-type="float" office:value="6" calcext:value-type="float">
            <text:p>6</text:p>
          </table:table-cell>
          <table:table-cell table:style-name="ce18" table:formula="of:=([.J25]*[.J24])/15" office:value-type="float" office:value="2" calcext:value-type="float">
            <text:p>2</text:p>
          </table:table-cell>
          <table:table-cell table:style-name="ce18" table:formula="of:=([.K25]*[.K24])/15" office:value-type="float" office:value="5.33333333333333" calcext:value-type="float">
            <text:p>5,33333333333333</text:p>
          </table:table-cell>
          <table:table-cell table:style-name="ce20" table:formula="of:=SUM([.F26:.K26])" office:value-type="float" office:value="30.6666666666667" calcext:value-type="float">
            <text:p>30,67</text:p>
          </table:table-cell>
          <table:table-cell table:number-columns-repeated="1012"/>
        </table:table-row>
        <table:table-row table:style-name="ro1" table:number-rows-repeated="2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Nicolò</text:p>
          </table:table-cell>
          <table:table-cell table:style-name="ce13" office:value-type="time" office:time-value="PT00H08M02S" calcext:value-type="time">
            <text:p>08:02,0</text:p>
          </table:table-cell>
          <table:table-cell table:style-name="ce11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5" table:formula="of:=SUM([.F29:.K29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0" calcext:value-type="float">
            <text:p>7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30]*[.F29])/15" office:value-type="float" office:value="1.33333333333333" calcext:value-type="float">
            <text:p>1,33333333333333</text:p>
          </table:table-cell>
          <table:table-cell table:style-name="ce18" table:formula="of:=([.G30]*[.G29])/15" office:value-type="float" office:value="1.33333333333333" calcext:value-type="float">
            <text:p>1,33333333333333</text:p>
          </table:table-cell>
          <table:table-cell table:style-name="ce18" table:formula="of:=([.H30]*[.H29])/15" office:value-type="float" office:value="5.33333333333333" calcext:value-type="float">
            <text:p>5,33333333333333</text:p>
          </table:table-cell>
          <table:table-cell table:style-name="ce18" table:formula="of:=([.I30]*[.I29])/15" office:value-type="float" office:value="2.66666666666667" calcext:value-type="float">
            <text:p>2,66666666666667</text:p>
          </table:table-cell>
          <table:table-cell table:style-name="ce18" table:formula="of:=([.J30]*[.J29])/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SUM([.F31:.K31])" office:value-type="float" office:value="11.6666666666667" calcext:value-type="float">
            <text:p>11,67</text:p>
          </table:table-cell>
          <table:table-cell table:number-columns-repeated="1012"/>
        </table:table-row>
        <table:table-row table:style-name="ro1" table:number-rows-repeated="2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Diletta</text:p>
          </table:table-cell>
          <table:table-cell table:style-name="ce13" office:value-type="time" office:time-value="PT00H09M45S" calcext:value-type="time">
            <text:p>09:45,0</text:p>
          </table:table-cell>
          <table:table-cell table:style-name="ce11" table:number-columns-repeated="3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5" table:formula="of:=SUM([.F34:.K34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35]*[.F34])/15" office:value-type="float" office:value="12" calcext:value-type="float">
            <text:p>12</text:p>
          </table:table-cell>
          <table:table-cell table:style-name="ce18" table:formula="of:=([.G35]*[.G34])/15" office:value-type="float" office:value="0" calcext:value-type="float">
            <text:p>0</text:p>
          </table:table-cell>
          <table:table-cell table:style-name="ce18" table:formula="of:=([.H35]*[.H34])/15" office:value-type="float" office:value="10" calcext:value-type="float">
            <text:p>10</text:p>
          </table:table-cell>
          <table:table-cell table:style-name="ce18" table:formula="of:=([.I35]*[.I34])/15" office:value-type="float" office:value="1.33333333333333" calcext:value-type="float">
            <text:p>1,33333333333333</text:p>
          </table:table-cell>
          <table:table-cell table:style-name="ce18" table:formula="of:=([.J35]*[.J34])/15" office:value-type="float" office:value="1.33333333333333" calcext:value-type="float">
            <text:p>1,33333333333333</text:p>
          </table:table-cell>
          <table:table-cell table:style-name="ce18" table:formula="of:=([.K35]*[.K34])/15" office:value-type="float" office:value="0.666666666666667" calcext:value-type="float">
            <text:p>0,666666666666667</text:p>
          </table:table-cell>
          <table:table-cell table:style-name="ce20" table:formula="of:=SUM([.F36:.K36])" office:value-type="float" office:value="25.3333333333333" calcext:value-type="float">
            <text:p>25,33</text:p>
          </table:table-cell>
          <table:table-cell table:number-columns-repeated="1012"/>
        </table:table-row>
        <table:table-row table:style-name="ro1" table:number-rows-repeated="2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Davide</text:p>
          </table:table-cell>
          <table:table-cell table:style-name="ce13" office:value-type="time" office:time-value="PT00H06M50S" calcext:value-type="time">
            <text:p>06:50,0</text:p>
          </table:table-cell>
          <table:table-cell table:style-name="ce11"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5" table:formula="of:=SUM([.F39:.K39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40]*[.F39])/15" office:value-type="float" office:value="18.6666666666667" calcext:value-type="float">
            <text:p>18,6666666666667</text:p>
          </table:table-cell>
          <table:table-cell table:style-name="ce18" table:formula="of:=([.G40]*[.G39])/15" office:value-type="float" office:value="0" calcext:value-type="float">
            <text:p>0</text:p>
          </table:table-cell>
          <table:table-cell table:style-name="ce18" table:formula="of:=([.H40]*[.H39])/15" office:value-type="float" office:value="18.6666666666667" calcext:value-type="float">
            <text:p>18,6666666666667</text:p>
          </table:table-cell>
          <table:table-cell table:style-name="ce18" table:formula="of:=([.I40]*[.I39])/15" office:value-type="float" office:value="1.33333333333333" calcext:value-type="float">
            <text:p>1,33333333333333</text:p>
          </table:table-cell>
          <table:table-cell table:style-name="ce18" table:formula="of:=([.J40]*[.J39])/15" office:value-type="float" office:value="9.33333333333333" calcext:value-type="float">
            <text:p>9,33333333333333</text:p>
          </table:table-cell>
          <table:table-cell table:style-name="ce18" table:formula="of:=([.K40]*[.K39])/15" office:value-type="float" office:value="0" calcext:value-type="float">
            <text:p>0</text:p>
          </table:table-cell>
          <table:table-cell table:style-name="ce20" table:formula="of:=SUM([.F41:.K41])" office:value-type="float" office:value="48" calcext:value-type="float">
            <text:p>48,00</text:p>
          </table:table-cell>
          <table:table-cell table:number-columns-repeated="1012"/>
        </table:table-row>
        <table:table-row table:style-name="ro1" table:number-rows-repeated="2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Raffaele </text:p>
          </table:table-cell>
          <table:table-cell table:style-name="ce13" office:value-type="time" office:time-value="PT00H07M30S" calcext:value-type="time">
            <text:p>07:30,0</text:p>
          </table:table-cell>
          <table:table-cell table:style-name="ce11" table:number-columns-repeated="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formula="of:=SUM([.F44:.K44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80" calcext:value-type="float">
            <text:p>8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45]*[.F44])/15" office:value-type="float" office:value="12" calcext:value-type="float">
            <text:p>12</text:p>
          </table:table-cell>
          <table:table-cell table:style-name="ce18" table:formula="of:=([.G45]*[.G44])/15" office:value-type="float" office:value="5.33333333333333" calcext:value-type="float">
            <text:p>5,33333333333333</text:p>
          </table:table-cell>
          <table:table-cell table:style-name="ce18" table:formula="of:=([.H45]*[.H44])/15" office:value-type="float" office:value="23.3333333333333" calcext:value-type="float">
            <text:p>23,3333333333333</text:p>
          </table:table-cell>
          <table:table-cell table:style-name="ce18" table:formula="of:=([.I45]*[.I44])/15" office:value-type="float" office:value="3.33333333333333" calcext:value-type="float">
            <text:p>3,33333333333333</text:p>
          </table:table-cell>
          <table:table-cell table:style-name="ce18" table:formula="of:=([.J45]*[.J44])/15" office:value-type="float" office:value="0" calcext:value-type="float">
            <text:p>0</text:p>
          </table:table-cell>
          <table:table-cell table:style-name="ce18" table:formula="of:=([.K45]*[.K44])/15" office:value-type="float" office:value="10.6666666666667" calcext:value-type="float">
            <text:p>10,6666666666667</text:p>
          </table:table-cell>
          <table:table-cell table:style-name="ce20" table:formula="of:=SUM([.F46:.K46])" office:value-type="float" office:value="54.6666666666667" calcext:value-type="float">
            <text:p>54,67</text:p>
          </table:table-cell>
          <table:table-cell table:number-columns-repeated="1012"/>
        </table:table-row>
        <table:table-row table:style-name="ro1" table:number-rows-repeated="2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Luca</text:p>
          </table:table-cell>
          <table:table-cell table:style-name="ce13" office:value-type="time" office:time-value="PT00H09M20S" calcext:value-type="time">
            <text:p>09:20,0</text:p>
          </table:table-cell>
          <table:table-cell table:style-name="ce11" table:number-columns-repeated="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5" table:formula="of:=SUM([.F49:.K49])" office:value-type="float" office:value="15" calcext:value-type="float">
            <text:p>15,00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60" calcext:value-type="float">
            <text:p>60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8" table:formula="of:=([.F50]*[.F49])/15" office:value-type="float" office:value="12" calcext:value-type="float">
            <text:p>12</text:p>
          </table:table-cell>
          <table:table-cell table:style-name="ce18" table:formula="of:=([.G50]*[.G49])/15" office:value-type="float" office:value="5.33333333333333" calcext:value-type="float">
            <text:p>5,33333333333333</text:p>
          </table:table-cell>
          <table:table-cell table:style-name="ce18" table:formula="of:=([.H50]*[.H49])/15" office:value-type="float" office:value="16" calcext:value-type="float">
            <text:p>16</text:p>
          </table:table-cell>
          <table:table-cell table:style-name="ce18" table:formula="of:=([.I50]*[.I49])/15" office:value-type="float" office:value="1.33333333333333" calcext:value-type="float">
            <text:p>1,33333333333333</text:p>
          </table:table-cell>
          <table:table-cell table:style-name="ce18" table:formula="of:=([.J50]*[.J49])/15" office:value-type="float" office:value="14" calcext:value-type="float">
            <text:p>14</text:p>
          </table:table-cell>
          <table:table-cell table:style-name="ce18" table:formula="of:=([.K50]*[.K49])/15" office:value-type="float" office:value="12" calcext:value-type="float">
            <text:p>12</text:p>
          </table:table-cell>
          <table:table-cell table:style-name="ce20" table:formula="of:=SUM([.F51:.K51])" office:value-type="float" office:value="60.6666666666667" calcext:value-type="float">
            <text:p>60,67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3"/>
          <table:table-cell table:style-name="ce11" office:value-type="string" calcext:value-type="string">
            <text:p>Carico Mentale</text:p>
          </table:table-cell>
          <table:table-cell table:style-name="ce11" office:value-type="string" calcext:value-type="string">
            <text:p>Carico di Prestazione</text:p>
          </table:table-cell>
          <table:table-cell table:style-name="ce11" office:value-type="string" calcext:value-type="string">
            <text:p>Domanda Temporale</text:p>
          </table:table-cell>
          <table:table-cell table:style-name="ce11" office:value-type="string" calcext:value-type="string">
            <text:p>Sforzo percettivo</text:p>
          </table:table-cell>
          <table:table-cell table:style-name="ce11" office:value-type="string" calcext:value-type="string">
            <text:p>Sforzo di Frustrazione</text:p>
          </table:table-cell>
          <table:table-cell table:style-name="ce11" office:value-type="string" calcext:value-type="string">
            <text:p>Livello di Competenza 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9"/>
          <table:table-cell table:style-name="ce15"/>
          <table:table-cell table:number-columns-repeated="1012"/>
        </table:table-row>
        <table:table-row table:style-name="ro1">
          <table:table-cell table:style-name="ce11" office:value-type="string" calcext:value-type="string">
            <text:p>T MEDIO</text:p>
          </table:table-cell>
          <table:table-cell table:style-name="ce13" table:formula="of:=AVERAGE([.B49];[.B44];[.B39];[.B34];[.B29];[.B24];[.B19];[.B14];[.B8];[.B2])" office:value-type="time" office:time-value="PT00H08M12.7S" calcext:value-type="time">
            <text:p>08:12,7</text:p>
          </table:table-cell>
          <table:table-cell table:style-name="ce15"/>
          <table:table-cell table:style-name="ce11" table:number-columns-repeated="8"/>
          <table: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3"/>
          <table:table-cell table:style-name="ce11" table:number-columns-repeated="8"/>
          <table:table-cell table:style-name="ce11" office:value-type="string" calcext:value-type="string">
            <text:p>media</text:p>
          </table:table-cell>
          <table:table-cell table:style-name="ce15" table:formula="of:=AVERAGE([.L4];[.L10];[.L16];[.L21];[.L26];[.L31];[.L36];[.L41];[.L46];[.L51])" office:value-type="float" office:value="33" calcext:value-type="float">
            <text:p>33,00</text:p>
          </table:table-cell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saTLX" table:style-name="ta3">
        <table:table-column table:style-name="co1" table:default-cell-style-name="ce12"/>
        <table:table-column table:style-name="co2" table:number-columns-repeated="1023" table:default-cell-style-name="ce12"/>
        <table:table-row table:style-name="ro1">
          <table:table-cell>
            <draw:frame draw:z-index="0" draw:name="Grafico 1" draw:style-name="gr1" svg:width="23.062cm" svg:height="10.521cm" svg:x="1.109cm" svg:y="0.215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2"/>
          <table:table-cell table:style-name="ce8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>
            <draw:frame draw:z-index="2" draw:name="Grafico 3" draw:style-name="gr1" svg:width="12.684cm" svg:height="7.137cm" svg:x="0.012cm" svg:y="0.131cm">
              <draw:object draw:notify-on-update-of-ranges="Fusion.L55:Fusion.L55 Alexa.L43:Alexa.L4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>
            <draw:frame draw:z-index="1" draw:name="Grafico 2" draw:style-name="gr1" svg:width="23.926cm" svg:height="11.303cm" svg:x="1.241cm" svg:y="0.413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i" table:style-name="ta4">
        <table:table-column table:style-name="co2" table:number-columns-repeated="1024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name="Grafico 1" draw:style-name="gr2" draw:text-style-name="P1" svg:width="18.603cm" svg:height="11.515cm" svg:x="0.266cm" svg:y="0.118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>
            <draw:frame draw:z-index="1" draw:name="Grafico 2" draw:style-name="gr1" svg:width="12.637cm" svg:height="7.244cm" svg:x="1.144cm" svg:y="0.173cm">
              <draw:object draw:notify-on-update-of-ranges="Fusion.B54:Fusion.B54 Alexa.B43:Alexa.B4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11:38:39.515123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4-03T23:21:33Z</meta:creation-date>
    <dc:date>2023-06-06T19:09:54.665099651</dc:date>
    <meta:editing-cycles>16</meta:editing-cycles>
    <meta:editing-duration>PT17H47M26S</meta:editing-duration>
    <meta:document-statistic meta:table-count="4" meta:cell-count="4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 draw:fill="gradient" draw:fill-gradient-name="a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logarithmic="false" chart:gap-width="41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</text:p>
        </chart:label-separator>
      </style:chart-properties>
      <style:graphic-properties draw:stroke="none" draw:fill="gradient" draw:fill-gradient-name="a3"/>
      <style:text-properties fo:color="#ffffff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3.063cm" svg:height="10.522cm" xlink:href="." xlink:type="simple" chart:class="chart:bar" chart:style-name="ch1">
        <chart:title svg:x="9.649cm" svg:y="0.346cm" chart:style-name="ch2">
          <text:p>Multimodal Fusion</text:p>
        </chart:title>
        <chart:plot-area chart:style-name="ch3" chart:data-source-has-labels="both" svg:x="0.461cm" svg:y="1.335cm" svg:width="22.141cm" svg:height="8.977cm">
          <chartooo:coordinate-region svg:x="1.135cm" svg:y="1.521cm" svg:width="21.467cm" svg:height="8.171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/>
          <chart:series chart:style-name="ch6" chart:values-cell-range-address="local-table.$B$2:.$B$11" chart:label-cell-address="local-table.$B$1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67">
                <text:p>60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a0" draw:style="axial" draw:start-color="#d9d9d9" draw:end-color="#ffffff" draw:start-intensity="100%" draw:end-intensity="100%" draw:angle="0" draw:border="0%"/>
    <draw:gradient draw:name="a3" draw:style="linear" draw:start-color="#4472c4" draw:end-color="#355fa9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 draw:fill="gradient" draw:fill-gradient-name="a0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pt" style:font-size-asian="13pt" style:font-size-complex="13pt"/>
    </style:style>
    <style:style style:name="ch3" style:family="chart">
      <style:chart-properties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logarithmic="false" chart:gap-width="41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</text:p>
        </chart:label-separator>
      </style:chart-properties>
      <style:graphic-properties draw:stroke="none" draw:fill="gradient" draw:fill-gradient-name="a3"/>
      <style:text-properties fo:color="#ffffff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3.927cm" svg:height="11.304cm" xlink:href="." xlink:type="simple" chart:class="chart:bar" chart:style-name="ch1">
        <chart:title svg:x="10.385cm" svg:y="0.362cm" chart:style-name="ch2">
          <text:p>Voice Control</text:p>
        </chart:title>
        <chart:plot-area chart:style-name="ch3" chart:data-source-has-labels="both" svg:x="0cm" svg:y="0.658cm" svg:width="23.927cm" svg:height="9.567cm">
          <chartooo:coordinate-region svg:x="0.674cm" svg:y="0.844cm" svg:width="23.253cm" svg:height="8.761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/>
          <chart:series chart:style-name="ch6" chart:values-cell-range-address="local-table.$B$2:.$B$11" chart:label-cell-address="local-table.$B$1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.67">
                <text:p>60.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47">
                <text:p>69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33">
                <text:p>71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33">
                <text:p>71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a0" draw:style="axial" draw:start-color="#d9d9d9" draw:end-color="#ffffff" draw:start-intensity="100%" draw:end-intensity="100%" draw:angle="0" draw:border="0%"/>
    <draw:gradient draw:name="a3" draw:style="linear" draw:start-color="#ed7d31" draw:end-color="#dd6513" draw:start-intensity="100%" draw:end-intensity="100%" draw:angle="0" draw:border="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 draw:fill="gradient" draw:fill-gradient-name="a0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logarithmic="false" chart:gap-width="41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</text:p>
        </chart:label-separator>
      </style:chart-properties>
      <style:graphic-properties draw:stroke="none" draw:fill="gradient" draw:fill-gradient-name="a3"/>
      <style:text-properties fo:color="#ffffff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 style:data-style-name="N2">
      <style:chart-properties chart:link-data-style-to-source="true" chart:data-label-number="value" chart:data-label-text="false" chart:data-label-symbol="false" chart:label-position="inside">
        <chart:label-separator>
          <text:p>;</text:p>
        </chart:label-separator>
      </style:chart-properties>
      <style:graphic-properties draw:stroke="none" draw:fill="gradient" draw:fill-gradient-name="a5"/>
      <style:text-properties fo:color="#ffffff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685cm" svg:height="7.138cm" xlink:href=".." xlink:type="simple" chart:class="chart:bar" chart:style-name="ch1">
        <chart:title svg:x="4.526cm" svg:y="0.278cm" chart:style-name="ch2">
          <text:p>Media di Livello</text:p>
        </chart:title>
        <chart:legend chart:legend-position="end" svg:x="10.724cm" svg:y="4.052cm" style:legend-expansion="custom" chartooo:width="1.453cm" chartooo:height="1.042cm" style:legend-expansion-aspect-ratio="1.39443378119002" chart:style-name="ch3"/>
        <chart:plot-area chart:style-name="ch4" table:cell-range-address="Fusion.L55:Fusion.L55 Alexa.L43:Alexa.L43" chart:data-source-has-labels="row" svg:x="0.253cm" svg:y="1.225cm" svg:width="10.515cm" svg:height="5.771cm">
          <chartooo:coordinate-region svg:x="1.457cm" svg:y="1.411cm" svg:width="9.311cm" svg:height="5.4cm"/>
          <chart:axis chart:dimension="x" chart:name="primary-x" chart:style-name="ch5"/>
          <chart:axis chart:dimension="y" chart:name="primary-y" chart:style-name="ch6"/>
          <chart:series chart:style-name="ch7" chart:values-cell-range-address="Fusion.L55:Fusion.L55" loext:label-string="fusion" chart:class="chart:bar">
            <chart:data-point/>
          </chart:series>
          <chart:series chart:style-name="ch8" chart:values-cell-range-address="Alexa.L43:Alexa.L43" loext:label-string="voice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sion</text:p>
              </table:table-cell>
              <table:table-cell office:value-type="string">
                <text:p>voic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3">
                <text:p>33</text:p>
                <draw:g>
                  <svg:desc>Fusion.L55:Fusion.L55</svg:desc>
                </draw:g>
              </table:table-cell>
              <table:table-cell office:value-type="float" office:value="NaN">
                <text:p>NaN</text:p>
                <draw:g>
                  <svg:desc>Alexa.L43:Alexa.L4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a0" draw:style="axial" draw:start-color="#d9d9d9" draw:end-color="#ffffff" draw:start-intensity="100%" draw:end-intensity="100%" draw:angle="0" draw:border="0%"/>
    <draw:gradient draw:name="a3" draw:style="linear" draw:start-color="#4472c4" draw:end-color="#355fa9" draw:start-intensity="100%" draw:end-intensity="100%" draw:angle="0" draw:border="0%"/>
    <draw:gradient draw:name="a5" draw:style="linear" draw:start-color="#ed7d31" draw:end-color="#dd6513" draw:start-intensity="100%" draw:end-intensity="100%" draw:angle="0" draw:border="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 number:decimal-places="1"/>
    </number:tim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7.99991989135742pt" fo:letter-spacing="0.042cm" style:font-size-asian="7.99991989135742pt" style:font-size-complex="7.99991989135742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4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automatic" chart:symbol-width="0.157cm" chart:symbol-height="0.157cm" chart:link-data-style-to-source="true"/>
      <style:graphic-properties svg:stroke-width="0.062cm" svg:stroke-color="#ed7d31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7cm" chart:symbol-height="0.157cm" chart:link-data-style-to-source="true"/>
      <style:graphic-properties svg:stroke-width="0.062cm" svg:stroke-color="#4472c4" draw:fill="none" draw:fill-color="#4472c4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604cm" svg:height="11.516cm" xlink:href="." xlink:type="simple" chart:class="chart:line" chart:style-name="ch1">
        <chart:legend chart:legend-position="top" svg:x="6.326cm" svg:y="0.185cm" style:legend-expansion="wide" chart:style-name="ch2"/>
        <chart:plot-area chart:style-name="ch3" chart:data-source-has-labels="both" svg:x="1.383cm" svg:y="0.986cm" svg:width="16.849cm" svg:height="9.319cm">
          <chartooo:coordinate-region svg:x="1.696cm" svg:y="1.172cm" svg:width="16.117cm" svg:height="8.539cm"/>
          <chart:axis chart:dimension="x" chart:name="primary-x" chart:style-name="ch4" chartooo:axis-type="text">
            <chart:title svg:x="9.393cm" svg:y="10.535cm" chart:style-name="ch5">
              <text:p>User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title svg:x="0.451cm" svg:y="6.694cm" chart:style-name="ch8">
              <text:p>Tempo (sec)</text:p>
            </chart:title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ice</text:p>
              </table:table-cell>
              <table:table-cell office:value-type="string">
                <text:p>Multimodal Fu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2">
                <text:p>11.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5">
                <text:p>10.5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9">
                <text:p>7.1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47">
                <text:p>9.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27">
                <text:p>11.27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6">
                <text:p>10.56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1">
                <text:p>11.4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7">
                <text:p>10.0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04">
                <text:p>11.04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 number:decimal-places="1"/>
    </number:time-style>
    <style:style style:name="ch1" style:family="chart">
      <style:graphic-properties draw:stroke="solid" svg:stroke-width="0.026cm" svg:stroke-color="#d9d9d9" draw:fill="gradient" draw:fill-gradient-name="a0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4">
      <style:chart-properties chart:display-label="true" chart:logarithmic="false" chart:gap-width="41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</text:p>
        </chart:label-separator>
      </style:chart-properties>
      <style:graphic-properties draw:stroke="none" draw:fill="gradient" draw:fill-gradient-name="a3"/>
      <style:text-properties fo:color="#ffffff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</text:p>
        </chart:label-separator>
      </style:chart-properties>
      <style:graphic-properties draw:stroke="none" draw:fill="gradient" draw:fill-gradient-name="a5"/>
      <style:text-properties fo:color="#ffffff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638cm" svg:height="7.245cm" xlink:href=".." xlink:type="simple" chart:class="chart:bar" chart:style-name="ch1">
        <chart:title svg:x="3.233cm" svg:y="0.28cm" chart:style-name="ch2">
          <text:p>Durata Media Esperimento</text:p>
        </chart:title>
        <chart:legend chart:legend-position="end" svg:x="10.975cm" svg:y="3.101cm" style:legend-expansion="high" chart:style-name="ch3"/>
        <chart:plot-area chart:style-name="ch4" table:cell-range-address="Fusion.B54:Fusion.B54 Alexa.B43:Alexa.B43" chart:data-source-has-labels="row" svg:x="0cm" svg:y="1.214cm" svg:width="9.249cm" svg:height="5.894cm">
          <chartooo:coordinate-region svg:x="1.521cm" svg:y="1.4cm" svg:width="7.728cm" svg:height="5.523cm"/>
          <chart:axis chart:dimension="x" chart:name="primary-x" chart:style-name="ch5"/>
          <chart:axis chart:dimension="y" chart:name="primary-y" chart:style-name="ch6"/>
          <chart:series chart:style-name="ch7" chart:values-cell-range-address="Fusion.B54:Fusion.B54" loext:label-string="fusion" chart:class="chart:bar">
            <chart:data-point/>
          </chart:series>
          <chart:series chart:style-name="ch8" chart:values-cell-range-address="Alexa.B43:Alexa.B43" loext:label-string="voice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sion</text:p>
              </table:table-cell>
              <table:table-cell office:value-type="string">
                <text:p>voic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57025462962963">
                <text:p>0.0057025462962963</text:p>
                <draw:g>
                  <svg:desc>Fusion.B54:Fusion.B54</svg:desc>
                </draw:g>
              </table:table-cell>
              <table:table-cell office:value-type="float" office:value="0.0076875">
                <text:p>0.0076875</text:p>
                <draw:g>
                  <svg:desc>Alexa.B43:Alexa.B43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a0" draw:style="axial" draw:start-color="#d9d9d9" draw:end-color="#ffffff" draw:start-intensity="100%" draw:end-intensity="100%" draw:angle="0" draw:border="0%"/>
    <draw:gradient draw:name="a3" draw:style="linear" draw:start-color="#4472c4" draw:end-color="#355fa9" draw:start-intensity="100%" draw:end-intensity="100%" draw:angle="0" draw:border="0%"/>
    <draw:gradient draw:name="a5" draw:style="linear" draw:start-color="#ed7d31" draw:end-color="#dd6513" draw:start-intensity="100%" draw:end-intensity="100%" draw:angle="0" draw:border="0%"/>
  </office:styles>
</office:document-styles>
</file>